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1.6pt"/>
    </style:style>
    <style:style style:name="ro1" style:family="table-row">
      <style:table-row-properties style:row-height="63.35pt" fo:break-before="auto" style:use-optimal-row-height="false"/>
    </style:style>
    <style:style style:name="ro2" style:family="table-row">
      <style:table-row-properties style:row-height="29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24pt" style:font-size-asian="24pt" style:font-size-complex="24pt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ce5" office:value-type="string" calcext:value-type="string">
            <text:p>B1 variables are per bout length , B2 variables are 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1288" calcext:value-type="float">
            <text:p>1288</text:p>
          </table:table-cell>
          <table:table-cell office:value-type="float" office:value="412" calcext:value-type="float">
            <text:p>4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1094" calcext:value-type="float">
            <text:p>1094</text:p>
          </table:table-cell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ghtDark</text:p>
          </table:table-cell>
          <table:table-cell table:style-name="ce2" office:value-type="float" office:value="1344" calcext:value-type="float">
            <text:p>1344</text:p>
          </table:table-cell>
          <table:table-cell table:style-name="ce2" office:value-type="float" office:value="432" calcext:value-type="float">
            <text:p>432</text:p>
          </table:table-cell>
          <table:table-cell table:style-name="ce6" office:value-type="string" calcext:value-type="string">
            <text:p>light dark condition will be modeled separately, due to alternations</text:p>
          </table:table-cell>
          <table:table-cell table:style-name="ce7"/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DarkApoLow</text:p>
          </table:table-cell>
          <table:table-cell office:value-type="float" office:value="545" calcext:value-type="float">
            <text:p>545</text:p>
          </table:table-cell>
          <table:table-cell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ApoHigh</text:p>
          </table:table-cell>
          <table:table-cell office:value-type="float" office:value="1796" calcext:value-type="float">
            <text:p>1796</text:p>
          </table:table-cell>
          <table:table-cell office:value-type="float" office:value="541" calcext:value-type="float">
            <text:p>5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PTZ</text:p>
          </table:table-cell>
          <table:table-cell office:value-type="float" office:value="3038" calcext:value-type="float">
            <text:p>3038</text:p>
          </table:table-cell>
          <table:table-cell office:value-type="float" office:value="582" calcext:value-type="float">
            <text:p>5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RIABLES B1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meFactor</text:p>
          </table:table-cell>
          <table:table-cell table:style-name="ce3" office:value-type="string" calcext:value-type="string" table:number-columns-spanned="3" table:number-rows-spanned="1">
            <text:p>time factor for time frames going from 1:13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3" office:value-type="string" calcext:value-type="string" table:number-columns-spanned="3" table:number-rows-spanned="1">
            <text:p>group factor indicating the group: Control and 36 drug group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TotalBoutCount</text:p>
          </table:table-cell>
          <table:table-cell table:style-name="ce3" office:value-type="string" calcext:value-type="string" table:number-columns-spanned="3" table:number-rows-spanned="1">
            <text:p>total bout count per time fram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LengthNBoutCount</text:p>
          </table:table-cell>
          <table:table-cell table:style-name="ce3" office:value-type="string" calcext:value-type="string" table:number-columns-spanned="3" table:number-rows-spanned="1">
            <text:p>bout count of certain length N per time frame*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LengthNTurnProportion</text:p>
          </table:table-cell>
          <table:table-cell table:style-name="ce3" office:value-type="string" calcext:value-type="string" table:number-columns-spanned="3" table:number-rows-spanned="1">
            <text:p>mean proportion of turns per length N per time frame, mean is taken for subject first and then a mean is taken for all subjects*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LengthNTransition_xx_Proportion</text:p>
          </table:table-cell>
          <table:table-cell table:style-name="ce3" office:value-type="string" calcext:value-type="string" table:number-columns-spanned="3" table:number-rows-spanned="1">
            <text:p>mean proportion of transitions xx per length N per time frame. Proportion is taken of all word of length 2 per bouts length N and mean is take per subject first and then averaged over all subjects*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LengthNTransition_xxx_Proportion</text:p>
          </table:table-cell>
          <table:table-cell table:style-name="ce3" office:value-type="string" calcext:value-type="string" table:number-columns-spanned="3" table:number-rows-spanned="1">
            <text:p>mean proportion of transitions xxx per length N per time frame. Proportion is taken of all word of length 3 per bouts length N and mean is take per subject first and then averaged over all subjects*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4" office:value-type="string" calcext:value-type="string" table:number-columns-spanned="5" table:number-rows-spanned="1">
            <text:p>*Bout lengths have been stratified from length 1, 2, 3 … up to an extreme for each condition. Extreme lengths are a stratum all together , having all lengths equal or bigger then the extreme length. Extreme lengths for each conditions are 6 for Light, Dark, DarkApoHigh, 3 for DarkApoLow and 7 for DarkPTZ. Extreme lengths were set based on the observations of total bout counts per length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 table:number-columns-spanned="5" table:number-rows-spanned="1">
            <text:p>*Turns are Scoots, Jbends, Cbends, Obends, Ebends, Gbends, Hbends, Ibends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 table:number-columns-spanned="5" table:number-rows-spanned="1">
            <text:p>*transitions xx are words of length 2, for 8 turns there are 64 possible words, not all will occur and some will occur very rare, transition xx per length are measured starting from length 2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 table:number-columns-spanned="5" table:number-rows-spanned="1">
            <text:p>*transitions xxx are words of length 3, for 8 turns there are 512 possible words, not all will occur and some will occur very rare, transition xxx per length are measured starting from length 3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VARIABLES B2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meFactor</text:p>
          </table:table-cell>
          <table:table-cell table:style-name="ce3" office:value-type="string" calcext:value-type="string" table:number-columns-spanned="3" table:number-rows-spanned="1">
            <text:p>time factor for time frames going from 1:13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3" office:value-type="string" calcext:value-type="string" table:number-columns-spanned="3" table:number-rows-spanned="1">
            <text:p>group factor indicating the group: Control and 36 drug group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TotalBoutCount</text:p>
          </table:table-cell>
          <table:table-cell table:style-name="ce3" office:value-type="string" calcext:value-type="string" table:number-columns-spanned="3" table:number-rows-spanned="1">
            <text:p>total bout count per time fram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LengthNBoutCount</text:p>
          </table:table-cell>
          <table:table-cell table:style-name="ce3" office:value-type="string" calcext:value-type="string" table:number-columns-spanned="3" table:number-rows-spanned="1">
            <text:p>bout count of certain length N per time frame*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TurnProportion</text:p>
          </table:table-cell>
          <table:table-cell table:style-name="ce3" office:value-type="string" calcext:value-type="string" table:number-columns-spanned="3" table:number-rows-spanned="1">
            <text:p>mean proportion of turns per time frame, mean is taken for subject first and then a mean is taken for all subjects*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Transition_xx_Proportion</text:p>
          </table:table-cell>
          <table:table-cell table:style-name="ce3" office:value-type="string" calcext:value-type="string" table:number-columns-spanned="3" table:number-rows-spanned="1">
            <text:p>mean proportion of transitions xx per time frame. Proportion is taken of all word of length 2 and mean is take per subject first and then averaged over all subjects*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Transition_xxx_Proportion</text:p>
          </table:table-cell>
          <table:table-cell table:style-name="ce3" office:value-type="string" calcext:value-type="string" table:number-columns-spanned="3" table:number-rows-spanned="1">
            <text:p>mean proportion of transitions xxx per time frame. Proportion is taken of all word of length 3 and mean is take per subject first and then averaged over all subjects*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4" office:value-type="string" calcext:value-type="string" table:number-columns-spanned="5" table:number-rows-spanned="1">
            <text:p>*Bout lengths have been stratified from length 1, 2, 3 … up to an extreme for each condition. Extreme lengths are a stratum all together , having all lengths equal or bigger then the extreme length. Extreme lengths for each conditions are 6 for Light, Dark, DarkApoHigh, 3 for DarkApoLow and 7 for DarkPTZ. Extreme lengths were set based on the observations of total bout counts per length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 table:number-columns-spanned="5" table:number-rows-spanned="1">
            <text:p>*Turns are Scoots, Jbends, Cbends, Obends, Ebends, Gbends, Hbends, Ibends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 table:number-columns-spanned="5" table:number-rows-spanned="1">
            <text:p>*transitions xx are words of length 2, for 8 turns there are 64 possible words, not all will occur and some will occur very rare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 table:number-columns-spanned="5" table:number-rows-spanned="1">
            <text:p>*transitions xxx are words of length 3, for 8 turns there are 512 possible words, not all will occur and some will occur very rare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2" table:number-rows-repeated="69">
          <table:table-cell table:style-name="ce3" table:number-columns-repeated="2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13:32:03.621256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09:41:53.144624764</meta:creation-date>
    <meta:generator>LibreOffice/4.4.3.2$Linux_X86_64 LibreOffice_project/40m0$Build-2</meta:generator>
    <dc:date>2017-05-31T13:32:27.903270488</dc:date>
    <meta:editing-duration>P5DT3H49M8S</meta:editing-duration>
    <meta:editing-cycles>15</meta:editing-cycles>
    <meta:document-statistic meta:table-count="1" meta:cell-count="62" meta:object-count="0"/>
  </office:meta>
</office:document-meta>
</file>